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Display Medium" svg:font-family="'Noto Sans Display Medium'" style:font-family-generic="swiss" style:font-pitch="variable"/>
    <style:font-face style:name="Noto Sans Display Medium1" svg:font-family="'Noto Sans Display Medium'" style:font-adornments="Display Medium" style:font-family-generic="swiss" style:font-pitch="variable"/>
    <style:font-face style:name="Source Han Sans JP" svg:font-family="'Source Han Sans JP'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627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.561cm" fo:min-width="2.354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1.628cm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.561cm" fo:min-width="1.31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862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473cm"/>
      <style:paragraph-properties style:writing-mode="lr-tb"/>
    </style:style>
    <style:style style:name="gr8" style:family="graphic" style:parent-style-name="objectwithoutfill">
      <style:graphic-properties svg:stroke-width="0.106cm" svg:stroke-color="#333333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333333" draw:fill="none" draw:fill-color="#333333" loext:fill-use-slide-background="fals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="none" draw:textarea-vertical-align="middle" fo:min-height="0.573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style:font-name="Source Han Sans JP" style:font-name-asian="Source Han Sans JP"/>
    </style:style>
    <style:style style:name="P2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 style:font-name="Source Han Sans JP" style:font-name-asian="Source Han Sans JP"/>
    </style:style>
    <style:style style:name="P3" style:family="paragraph">
      <loext:graphic-properties draw:fill="none"/>
      <style:paragraph-properties fo:text-align="center"/>
      <style:text-properties fo:color="#000000" loext:opacity="100%" loext:color-lum-mod="100%" loext:color-lum-off="0%" style:font-name="Source Han Sans JP"/>
    </style:style>
    <style:style style:name="P4" style:family="paragraph">
      <style:paragraph-properties fo:text-align="center"/>
    </style:style>
    <style:style style:name="P5" style:family="paragraph">
      <loext:graphic-properties draw:fill-color="#808080"/>
      <style:paragraph-properties fo:text-align="center"/>
      <style:text-properties style:font-name="Source Han Sans JP"/>
    </style:style>
    <style:style style:name="P6" style:family="paragraph">
      <style:paragraph-properties fo:text-align="center"/>
      <style:text-properties style:font-name="F"/>
    </style:style>
    <style:style style:name="P7" style:family="paragraph">
      <loext:graphic-properties draw:fill="none"/>
      <style:paragraph-properties fo:text-align="center"/>
      <style:text-properties style:font-name="F"/>
    </style:style>
    <style:style style:name="P8" style:family="paragraph">
      <loext:graphic-properties draw:fill-color="#cccccc"/>
      <style:paragraph-properties fo:text-align="center"/>
      <style:text-properties style:font-name="Source Han Sans JP"/>
    </style:style>
    <style:style style:name="P9" style:family="paragraph">
      <style:paragraph-properties fo:text-align="center"/>
      <style:text-properties style:font-name="Source Han Sans JP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="none" draw:fill-color="#333333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color="#000000" loext:opacity="100%" style:font-name="Source Han Sans JP" fo:font-size="16pt" fo:font-weight="bold" style:font-name-asian="Source Han Sans JP" style:font-size-asian="16pt" style:font-weight-asian="bold" style:font-size-complex="16pt" style:font-weight-complex="bold"/>
    </style:style>
    <style:style style:name="T2" style:family="text">
      <style:text-properties style:font-name="Source Han Sans JP"/>
    </style:style>
    <style:style style:name="T3" style:family="text">
      <style:text-properties fo:color="#000000" loext:opacity="100%" fo:font-size="16pt" fo:font-weight="bold" style:font-name-asian="Source Han Sans JP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frame draw:style-name="gr1" draw:text-style-name="P2" draw:layer="layout" svg:width="9.919cm" svg:height="1.877cm" svg:x="9.041cm" svg:y="0.711cm">
            <draw:text-box>
              <text:p text:style-name="P1"><text:span text:style-name="T1"/></text:p>
              <text:p text:style-name="P1"><text:span text:style-name="T1">Vector</text:span><text:span text:style-name="T1">のメモリレイアウト</text:span></text:p>
            </draw:text-box>
          </draw:frame>
          <draw:line draw:style-name="gr2" draw:text-style-name="P3" draw:layer="layout" svg:x1="2.058cm" svg:y1="2.809cm" svg:x2="25.942cm" svg:y2="2.809cm">
            <text:p/>
          </draw:line>
        </draw:g>
        <draw:g>
          <draw:custom-shape draw:style-name="gr3" draw:text-style-name="P5" draw:layer="layout" svg:width="2.854cm" svg:height="1.811cm" svg:x="7.618cm" svg:y="6.145cm"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2.994cm" svg:height="1.878cm" svg:x="2.766cm" svg:y="6.111cm">
            <draw:text-box>
              <text:p text:style-name="P6"><text:span text:style-name="T3">ス</text:span><text:span text:style-name="T3">タッ</text:span><text:span text:style-name="T3">ク</text:span></text:p>
              <text:p text:style-name="P6"><text:span text:style-name="T3">フ</text:span><text:span text:style-name="T3">レー</text:span><text:span text:style-name="T3">ム</text:span></text:p>
            </draw:text-box>
          </draw:frame>
          <draw:custom-shape draw:style-name="gr5" draw:text-style-name="P8" draw:layer="layout" svg:width="1.811cm" svg:height="1.811cm" svg:x="10.472cm" svg:y="6.1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54cm" svg:height="1.811cm" svg:x="22.381cm" svg:y="6.14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1.811cm" svg:height="1.811cm" svg:x="12.283cm" svg:y="6.145cm">
            <text:p text:style-name="P9">8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1.811cm" svg:height="1.811cm" svg:x="14.094cm" svg:y="6.145cm">
            <text:p text:style-name="P9">4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54cm" svg:height="1.811cm" svg:x="15.905cm" svg:y="6.14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1.811cm" svg:height="1.811cm" svg:x="18.759cm" svg:y="6.145cm">
            <text:p text:style-name="P9"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1.811cm" svg:height="1.811cm" svg:x="20.57cm" svg:y="6.145cm">
            <text:p text:style-name="P9">4</text:p>
            <draw:enhanced-geometry svg:viewBox="0 0 21600 21600" draw:type="rectangle" draw:enhanced-path="M 0 0 L 21600 0 21600 21600 0 21600 0 0 Z N"/>
          </draw:custom-shape>
          <draw:frame draw:style-name="gr4" draw:text-style-name="P10" draw:layer="layout" svg:width="2.994cm" svg:height="1.878cm" svg:x="2.766cm" svg:y="10.885cm">
            <draw:text-box>
              <text:p text:style-name="P4"><text:span text:style-name="T1">ヒ</text:span><text:span text:style-name="T1">ー</text:span><text:span text:style-name="T1">プ</text:span></text:p>
            </draw:text-box>
          </draw:frame>
          <draw:custom-shape draw:style-name="gr3" draw:text-style-name="P5" draw:layer="layout" svg:width="2.854cm" svg:height="1.811cm" svg:x="7.618cm" svg:y="10.91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1.811cm" svg:height="1.811cm" svg:x="10.472cm" svg:y="10.919cm">
            <text:p text:style-name="P9">0.5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1.811cm" svg:height="1.811cm" svg:x="12.283cm" svg:y="10.919cm">
            <text:p text:style-name="P9">1.2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1.811cm" svg:height="1.811cm" svg:x="14.094cm" svg:y="10.919cm">
            <text:p text:style-name="P9">2.1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1.811cm" svg:height="1.811cm" svg:x="15.905cm" svg:y="10.919cm">
            <text:p text:style-name="P9">0.8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54cm" svg:height="1.811cm" svg:x="17.716cm" svg:y="10.919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2.994cm" svg:height="1.112cm" svg:x="8.079cm" svg:y="7.956cm">
            <draw:text-box>
              <text:p text:style-name="P4"><text:span text:style-name="T1">ポイ</text:span><text:span text:style-name="T1">ンタ</text:span></text:p>
            </draw:text-box>
          </draw:frame>
          <draw:frame draw:style-name="gr7" draw:text-style-name="P10" draw:layer="layout" svg:width="1.811cm" svg:height="1.064cm" svg:x="12.283cm" svg:y="7.98cm">
            <draw:text-box>
              <text:p text:style-name="P4"><text:span text:style-name="T1">容量</text:span></text:p>
            </draw:text-box>
          </draw:frame>
          <draw:frame draw:style-name="gr7" draw:text-style-name="P10" draw:layer="layout" svg:width="1.811cm" svg:height="1.064cm" svg:x="14.094cm" svg:y="7.98cm">
            <draw:text-box>
              <text:p text:style-name="P4"><text:span text:style-name="T1">長さ</text:span></text:p>
            </draw:text-box>
          </draw:frame>
          <draw:frame draw:style-name="gr6" draw:text-style-name="P10" draw:layer="layout" svg:width="2.994cm" svg:height="1.112cm" svg:x="16.247cm" svg:y="7.956cm">
            <draw:text-box>
              <text:p text:style-name="P4"><text:span text:style-name="T1">ポインタ</text:span></text:p>
            </draw:text-box>
          </draw:frame>
          <draw:frame draw:style-name="gr7" draw:text-style-name="P10" draw:layer="layout" svg:width="1.811cm" svg:height="1.064cm" svg:x="20.57cm" svg:y="7.98cm">
            <draw:text-box>
              <text:p text:style-name="P4"><text:span text:style-name="T1">長さ</text:span></text:p>
            </draw:text-box>
          </draw:frame>
          <draw:connector draw:style-name="gr8" draw:text-style-name="P10" draw:layer="layout" draw:type="curve" draw:line-skew="0.487cm" svg:x1="19.665cm" svg:y1="7.213cm" svg:x2="11.76cm" svg:y2="10.919cm" draw:start-shape="id1" draw:start-glue-point="8" draw:end-shape="id2" draw:end-glue-point="4" svg:d="M19665 7213c0 3510-7905 1657-7905 3706" svg:viewBox="0 0 7906 3707">
            <text:p/>
          </draw:connector>
          <draw:custom-shape draw:style-name="gr9" draw:text-style-name="P10" xml:id="id2" draw:id="id2" draw:layer="layout" svg:width="0.325cm" svg:height="0.325cm" svg:x="11.597cm" svg:y="10.9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xml:id="id1" draw:id="id1" draw:layer="layout" svg:width="0.325cm" svg:height="0.325cm" svg:x="19.502cm" svg:y="6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xml:id="id3" draw:id="id3" draw:layer="layout" svg:width="0.325cm" svg:height="0.325cm" svg:x="11.215cm" svg:y="6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0" draw:layer="layout" draw:type="curve" svg:x1="11.378cm" svg:y1="7.213cm" svg:x2="10.975cm" svg:y2="10.919cm" draw:start-shape="id3" draw:start-glue-point="8" draw:end-shape="id4" draw:end-glue-point="4" svg:d="M11378 7213c0 2779-403 927-403 3706" svg:viewBox="0 0 404 3707">
            <text:p/>
          </draw:connector>
          <draw:custom-shape draw:style-name="gr11" draw:text-style-name="P12" xml:id="id4" draw:id="id4" draw:layer="layout" svg:width="0.325cm" svg:height="0.325cm" svg:x="10.812cm" svg:y="10.9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7" draw:layer="layout" svg:width="2.994cm" svg:height="1.017cm" svg:x="11.698cm" svg:y="4.798cm">
            <draw:text-box>
              <text:p text:style-name="P6"><text:span text:style-name="T3">V</text:span><text:span text:style-name="T3">e</text:span><text:span text:style-name="T3">c</text:span><text:span text:style-name="T3">&lt;</text:span><text:span text:style-name="T3">T</text:span><text:span text:style-name="T3">&gt;</text:span></text:p>
            </draw:text-box>
          </draw:frame>
          <draw:frame draw:style-name="gr12" draw:text-style-name="P7" draw:layer="layout" svg:width="2.994cm" svg:height="1.017cm" svg:x="19.065cm" svg:y="4.799cm">
            <draw:text-box>
              <text:p text:style-name="P6"><text:span text:style-name="T3">&amp;</text:span><text:span text:style-name="T3">V</text:span><text:span text:style-name="T3">e</text:span><text:span text:style-name="T3">c</text:span><text:span text:style-name="T3">&lt;</text:span><text:span text:style-name="T3">T</text:span><text:span text:style-name="T3">&gt;</text:span></text:p>
            </draw:text-box>
          </draw:frame>
        </draw:g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Display Medium" svg:font-family="'Noto Sans Display Medium'" style:font-family-generic="swiss" style:font-pitch="variable"/>
    <style:font-face style:name="Noto Sans Display Medium1" svg:font-family="'Noto Sans Display Medium'" style:font-adornments="Display Medium" style:font-family-generic="swiss" style:font-pitch="variable"/>
    <style:font-face style:name="Source Han Sans JP" svg:font-family="'Source Han Sans JP'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IPA明朝" fo:font-size="24pt" fo:language="en" fo:country="US" style:font-name-asian="IPA明朝1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源ノ角ゴシック JP" style:font-family-asian="'源ノ角ゴシック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20:41:17.653945825</meta:creation-date>
    <dc:date>2022-11-29T01:06:21.270023815</dc:date>
    <meta:editing-duration>PT10H12M15S</meta:editing-duration>
    <meta:editing-cycles>45</meta:editing-cycles>
    <meta:generator>LibreOffice/7.4.2.3$Linux_X86_64 LibreOffice_project/40$Build-3</meta:generator>
    <meta:document-statistic meta:object-count="56"/>
  </office:meta>
</office:document-meta>
</file>